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-pre1 - Updating info to reflect the new identity being used to publich the guide 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1:32Z</meta:creation-date>
    <dc:date>2022-03-12T21:21:32Z</dc:date>
  </office:meta>
</office:document-meta>
</file>